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office:value-type="string" calcext:value-type="string">
            <text:p>0 to 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16:43:03.016203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2-09T18:52:47.756040171</dc:date>
    <meta:editing-duration>P3DT17H27M9S</meta:editing-duration>
    <meta:editing-cycles>281</meta:editing-cycles>
    <meta:generator>LibreOffice/5.2.4.2.1$Linux_X86_64 LibreOffice_project/20m0$Build-2</meta:generator>
    <meta:document-statistic meta:table-count="1" meta:cell-count="3527" meta:object-count="0"/>
  </office:meta>
</office:document-meta>
</file>